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5" style:family="paragraph" style:parent-style-name="Text_20_body">
      <style:paragraph-properties fo:margin-left="2cm" fo:margin-right="0cm" fo:text-indent="-2cm" style:auto-text-indent="false"/>
      <style:text-properties style:font-name="Helvetica" fo:font-size="11pt" fo:font-weight="bold" style:font-size-asian="11pt" style:font-size-complex="11pt"/>
    </style:style>
    <style:style style:name="P6" style:family="paragraph" style:parent-style-name="Text_20_body">
      <style:text-properties style:font-name="Helvetica" fo:font-size="11pt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9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ext_20_body">
      <style:paragraph-properties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Helvetica" fo:font-size="11pt" fo:font-weight="bold" style:font-size-asian="11pt" style:font-size-complex="11pt"/>
    </style:style>
    <style:style style:name="P12" style:family="paragraph" style:parent-style-name="Text_20_body">
      <style:paragraph-properties fo:break-before="page"/>
      <style:text-properties style:font-name="Helvetica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  <style:text-properties style:font-name="Helvetica" fo:font-size="11pt" style:font-size-asian="11pt" style:font-size-complex="11pt"/>
    </style:style>
    <style:style style:name="P14" style:family="paragraph">
      <style:paragraph-properties fo:text-align="start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header#%</text:p>
      <text:p text:style-name="P2"/>
      <text:p text:style-name="P5">%=TITRE_BILLAG=%</text:p>
      <text:p text:style-name="P7"/>
      <text:p text:style-name="P8">%=POLITESSE_BILLAG=%</text:p>
      <text:p text:style-name="P7">%=PAR1_BILLAG=%</text:p>
      <text:p text:style-name="P7">%=PAR2_BILLAG=%</text:p>
      <text:p text:style-name="P7">%=PAR3_BILLAG=%</text:p>
      <text:p text:style-name="P7">%=PAR4_BILLAG=%</text:p>
      <text:p text:style-name="P3"/>
      <text:p text:style-name="P4">%=SALUTATIONS_BILLAG=%</text:p>
      <text:p text:style-name="P3"/>
      <text:p text:style-name="P3"/>
      <text:p text:style-name="P10">%=TOURNEZ_BILLAG=%</text:p>
      <text:p text:style-name="P12"/>
      <text:p text:style-name="P6"/>
      <text:p text:style-name="P9"><text:tab/></text:p>
      <text:p text:style-name="P13"><text:tab/>Billag SA<text:line-break/><text:tab/>Avenue de Tivoli 3<text:line-break/><text:tab/>Case postale<text:line-break/><text:tab/>CH-1701 Fribourg</text:p>
      <text:p text:style-name="P6"/>
      <text:p text:style-name="P11">%=TITRE_FORM_BILLAG=%</text:p>
      <text:p text:style-name="P6"/>
      <text:p text:style-name="P6"/>
      <text:p text:style-name="P6">%=NOM_FORM_BILLAG=%</text:p>
      <text:p text:style-name="P6">%=PRENOM_FORM_BILLAG=%</text:p>
      <text:p text:style-name="P6">%=NAISS_FORM_BILLAG=%</text:p>
      <text:p text:style-name="P6">%=RUE_NO_FORM_BILLAG=%</text:p>
      <text:p text:style-name="P6">%=NPA_LIEU_FORM_BILLAG=%</text:p>
      <text:p text:style-name="P6">%=TEL_FORM_BILLAG=%</text:p>
      <text:p text:style-name="P6"/>
      <text:p text:style-name="P6"><draw:control text:anchor-type="as-char" svg:y="-0.376cm" draw:z-index="0" draw:style-name="gr1" draw:text-style-name="P14" svg:width="0.451cm" svg:height="0.521cm" draw:control="control1"/>%=CHK1_FORM_BILLAG=%</text:p>
      <text:p text:style-name="P6">%=NOM_FORM_BILLAG=%</text:p>
      <text:p text:style-name="P6">%=PRENOM_FORM_BILLAG=%</text:p>
      <text:p text:style-name="P6">%=NAISS_FORM_BILLAG=%</text:p>
      <text:p text:style-name="P6">%=RUE_NO_FORM_BILLAG=%</text:p>
      <text:p text:style-name="P6">%=NPA_LIEU_FORM_BILLAG=%</text:p>
      <text:p text:style-name="P6">%=TEL_FORM_BILLAG=%</text:p>
      <text:p text:style-name="P6">%=NOCLIENT_FORM_BILLAG=%</text:p>
      <text:p text:style-name="P6"/>
      <text:p text:style-name="P6"><draw:control text:anchor-type="as-char" svg:y="-0.376cm" draw:z-index="1" draw:style-name="gr1" draw:text-style-name="P14" svg:width="0.451cm" svg:height="0.521cm" draw:control="control2"/>%=DEJA_CLIENT_FORM_BILLAG=%</text:p>
      <text:p text:style-name="P6"><draw:control text:anchor-type="as-char" svg:y="-0.376cm" draw:z-index="2" draw:style-name="gr1" draw:text-style-name="P14" svg:width="0.451cm" svg:height="0.521cm" draw:control="control3"/>%=PAS_CLIENT_FORM_BILLAG=%</text:p>
      <text:p text:style-name="P6"/>
      <text:p text:style-name="P6"/>
      <text:p text:style-name="P11">%=DATE_FORM_BILLAG=%<text:tab/><text:tab/><text:tab/><text:tab/><text:tab/>%=SIGN_FORM_BILLAG=%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5-11-23T11:22:56.82</dc:date>
    <meta:editing-cycles>27</meta:editing-cycles>
    <meta:editing-duration>PT1H32S</meta:editing-duration>
    <dc:creator>lga </dc:creator>
    <meta:document-statistic meta:table-count="0" meta:image-count="0" meta:object-count="0" meta:page-count="2" meta:paragraph-count="29" meta:word-count="39" meta:character-count="639"/>
    <meta:user-defined meta:name="Info 1"/>
    <meta:user-defined meta:name="Info 2"/>
    <meta:user-defined meta:name="Info 3"/>
    <meta:user-defined meta:name="Info 4"/>
  </office:meta>
</office:document-meta>
</file>